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35%" fo:background-color="#ffffff"/>
    </style:style>
    <style:style style:name="P2" style:family="paragraph" style:parent-style-name="Standard">
      <loext:graphic-properties draw:fill="solid" draw:fill-color="#ffffff"/>
      <style:paragraph-properties fo:line-height="135%" fo:background-color="#ffffff"/>
      <style:text-properties style:font-name="Courier New" fo:font-size="9.5pt" fo:font-style="italic" style:font-name-asian="Courier New1" style:font-size-asian="9.5pt" style:font-style-asian="italic" style:font-name-complex="Courier New1" style:font-size-complex="9.5pt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Standard">
      <loext:graphic-properties draw:fill="solid" draw:fill-color="#ffffff"/>
      <style:paragraph-properties fo:line-height="135%" fo:background-color="#ffffff"/>
      <style:text-properties fo:color="#008000" style:font-name="Courier New" fo:font-size="9.5pt" fo:font-style="italic" style:font-name-asian="Courier New1" style:font-size-asian="9.5pt" style:font-style-asian="italic" style:font-name-complex="Courier New1" style:font-size-complex="9.5pt"/>
    </style:style>
    <style:style style:name="P8" style:family="paragraph" style:parent-style-name="Standard">
      <loext:graphic-properties draw:fill="solid" draw:fill-color="#ffffff"/>
      <style:paragraph-properties fo:line-height="135%" fo:background-color="#ffffff"/>
      <style:text-properties style:font-name="Courier New" fo:font-size="9.5pt" fo:font-style="italic" style:font-name-asian="Courier New1" style:font-size-asian="9.5pt" style:font-style-asian="italic" style:font-name-complex="Courier New1" style:font-size-complex="9.5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officeooo:rsid="0003612a" officeooo:paragraph-rsid="0003612a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03612a"/>
    </style:style>
    <style:style style:name="T1" style:family="text">
      <style:text-properties fo:color="#0000ff" style:font-name="Courier New" fo:font-size="9.5pt" fo:font-style="italic" style:font-name-asian="Courier New1" style:font-size-asian="9.5pt" style:font-style-asian="italic" style:font-name-complex="Courier New1" style:font-size-complex="9.5pt"/>
    </style:style>
    <style:style style:name="T2" style:family="text">
      <style:text-properties style:font-name="Courier New" fo:font-size="9.5pt" fo:font-style="italic" style:font-name-asian="Courier New1" style:font-size-asian="9.5pt" style:font-style-asian="italic" style:font-name-complex="Courier New1" style:font-size-complex="9.5pt"/>
    </style:style>
    <style:style style:name="T3" style:family="text">
      <style:text-properties fo:color="#008000" style:font-name="Courier New" fo:font-size="9.5pt" fo:font-style="italic" style:font-name-asian="Courier New1" style:font-size-asian="9.5pt" style:font-style-asian="italic" style:font-name-complex="Courier New1" style:font-size-complex="9.5pt"/>
    </style:style>
    <style:style style:name="T4" style:family="text">
      <style:text-properties fo:color="#098658" style:font-name="Courier New" fo:font-size="9.5pt" fo:font-style="italic" style:font-name-asian="Courier New1" style:font-size-asian="9.5pt" style:font-style-asian="italic" style:font-name-complex="Courier New1" style:font-size-complex="9.5pt"/>
    </style:style>
    <style:style style:name="T5" style:family="text">
      <style:text-properties fo:color="#a31515" style:font-name="Courier New" fo:font-size="9.5pt" fo:font-style="italic" style:font-name-asian="Courier New1" style:font-size-asian="9.5pt" style:font-style-asian="italic" style:font-name-complex="Courier New1" style:font-size-complex="9.5pt"/>
    </style:style>
    <style:style style:name="T6" style:family="text">
      <style:text-properties officeooo:rsid="0003612a"/>
    </style:style>
    <style:style style:name="T7" style:family="text">
      <style:text-properties officeooo:rsid="00036757"/>
    </style:style>
    <style:style style:name="T8" style:family="text">
      <style:text-properties officeooo:rsid="000507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sca 3:</text:p>
      <text:p text:style-name="Standard"/>
      <text:p text:style-name="Standard">Instalem pygame i carreguem aquest codi</text:p>
      <text:p text:style-name="Standard"/>
      <text:p text:style-name="P1"><text:span text:style-name="T1">import</text:span><text:span text:style-name="T2"> pygame,sys</text:span></text:p>
      <text:p text:style-name="P2"/>
      <text:p text:style-name="P7"># Inicial pygame</text:p>
      <text:p text:style-name="P2">pygame.init()</text:p>
      <text:p text:style-name="P7"># Finestra de 800x600</text:p>
      <text:p text:style-name="P1"><text:span text:style-name="T2">size = </text:span><text:span text:style-name="T4">800</text:span><text:span text:style-name="T2">, </text:span><text:span text:style-name="T4">600</text:span></text:p>
      <text:p text:style-name="P2">screen = pygame.display.set_mode(size)</text:p>
      <text:p text:style-name="P7"># Títol</text:p>
      <text:p text:style-name="P1"><text:span text:style-name="T2">pygame.display.set_caption(</text:span><text:span text:style-name="T5">'ASTEROIDES'</text:span><text:span text:style-name="T2">)</text:span></text:p>
      <text:p text:style-name="P7"># Vars</text:p>
      <text:p text:style-name="P1"><text:span text:style-name="T2">width, height = </text:span><text:span text:style-name="T4">800</text:span><text:span text:style-name="T2">, </text:span><text:span text:style-name="T4">600</text:span></text:p>
      <text:p text:style-name="P1"><text:span text:style-name="T2">speed = [</text:span><text:span text:style-name="T4">1</text:span><text:span text:style-name="T2">, </text:span><text:span text:style-name="T4">1</text:span><text:span text:style-name="T2">]</text:span></text:p>
      <text:p text:style-name="P1"><text:span text:style-name="T2">white = </text:span><text:span text:style-name="T4">255</text:span><text:span text:style-name="T2">, </text:span><text:span text:style-name="T4">255</text:span><text:span text:style-name="T2">, </text:span><text:span text:style-name="T4">255</text:span></text:p>
      <text:p text:style-name="P1"><text:span text:style-name="T2">black = </text:span><text:span text:style-name="T4">0</text:span><text:span text:style-name="T2">,</text:span><text:span text:style-name="T4">0</text:span><text:span text:style-name="T2">,</text:span><text:span text:style-name="T4">0</text:span></text:p>
      <text:p text:style-name="P7"># <text:s/>asteroide + rectangle</text:p>
      <text:p text:style-name="P1"><text:span text:style-name="T2">ball = pygame.image.load(</text:span><text:span text:style-name="T5">'asteroide.png'</text:span><text:span text:style-name="T2">)</text:span></text:p>
      <text:p text:style-name="P2">ballrect = ball.get_rect()</text:p>
      <text:p text:style-name="P2"/>
      <text:p text:style-name="P7"># <text:s/>nau + rectangle</text:p>
      <text:p text:style-name="P1"><text:span text:style-name="T2">nave = pygame.image.load(</text:span><text:span text:style-name="T5">'halcon.png'</text:span><text:span text:style-name="T2">)</text:span></text:p>
      <text:p text:style-name="P2">naverect = nave.get_rect()</text:p>
      <text:p text:style-name="P2"/>
      <text:p text:style-name="P7">#posso la nau al centre de la pantalla abaix</text:p>
      <text:p text:style-name="P1"><text:span text:style-name="T2">naverect.move_ip(</text:span><text:span text:style-name="T4">400</text:span><text:span text:style-name="T2">, </text:span><text:span text:style-name="T4">500</text:span><text:span text:style-name="T2">)</text:span></text:p>
      <text:p text:style-name="P7"># iniciem el joc</text:p>
      <text:p text:style-name="P1"><text:span text:style-name="T2">run=</text:span><text:span text:style-name="T1">True</text:span></text:p>
      <text:p text:style-name="P1"><text:span text:style-name="T1">while</text:span><text:span text:style-name="T2"> run:</text:span></text:p>
      <text:p text:style-name="P1"><text:span text:style-name="T2"><text:s text:c="4"/></text:span><text:span text:style-name="T3"># Delay en milisecons</text:span></text:p>
      <text:p text:style-name="P1"><text:span text:style-name="T2"><text:s text:c="4"/>pygame.time.delay(</text:span><text:span text:style-name="T4">1</text:span><text:span text:style-name="T2">)</text:span></text:p>
      <text:p text:style-name="P1"><text:span text:style-name="T2"><text:s text:c="4"/></text:span><text:span text:style-name="T3"># Events</text:span></text:p>
      <text:p text:style-name="P1"><text:span text:style-name="T2"><text:s text:c="4"/></text:span><text:span text:style-name="T1">for</text:span><text:span text:style-name="T2"> event </text:span><text:span text:style-name="T1">in</text:span><text:span text:style-name="T2"> pygame.event.get():</text:span></text:p>
      <text:p text:style-name="P1"><text:span text:style-name="T2"><text:s text:c="8"/></text:span><text:span text:style-name="T3">#Sortir?</text:span></text:p>
      <text:p text:style-name="P1"><text:span text:style-name="T2"><text:s text:c="8"/></text:span><text:span text:style-name="T1">if</text:span><text:span text:style-name="T2"> event.type == pygame.QUIT: run = </text:span><text:span text:style-name="T1">False</text:span></text:p>
      <text:p text:style-name="P2"/>
      <text:p text:style-name="P1"><text:span text:style-name="T2"><text:s text:c="4"/></text:span><text:span text:style-name="T3"># S'ha pulsat una tecla?</text:span></text:p>
      <text:p text:style-name="P2"><text:s text:c="4"/>keys = pygame.key.get_pressed()</text:p>
      <text:p text:style-name="P1"><text:span text:style-name="T2"><text:s text:c="4"/></text:span><text:span text:style-name="T1">if</text:span><text:span text:style-name="T2"> keys[pygame.K_LEFT]:</text:span></text:p>
      <text:p text:style-name="P1"><text:span text:style-name="T2"><text:s text:c="8"/>naverect=naverect.move(-</text:span><text:span text:style-name="T4">1</text:span><text:span text:style-name="T2">, </text:span><text:span text:style-name="T4">0</text:span><text:span text:style-name="T2">)</text:span></text:p>
      <text:p text:style-name="P1"><text:span text:style-name="T2"><text:s text:c="4"/></text:span><text:span text:style-name="T1">if</text:span><text:span text:style-name="T2"> keys[pygame.K_RIGHT]:</text:span></text:p>
      <text:p text:style-name="P1"><text:span text:style-name="T2"><text:s text:c="8"/>naverect=naverect.move(</text:span><text:span text:style-name="T4">1</text:span><text:span text:style-name="T2">, </text:span><text:span text:style-name="T4">0</text:span><text:span text:style-name="T2">)</text:span></text:p>
      <text:p text:style-name="P2"/>
      <text:p text:style-name="P1"><text:span text:style-name="T2"><text:s text:c="4"/></text:span><text:span text:style-name="T3"># Hi ha colisio?</text:span></text:p>
      <text:p text:style-name="P1"><text:span text:style-name="T2"><text:s text:c="4"/></text:span><text:span text:style-name="T1">if</text:span><text:span text:style-name="T2"> (naverect.colliderect(ballrect)):</text:span></text:p>
      <text:p text:style-name="P1"><text:span text:style-name="T2"><text:s text:c="8"/>speed[</text:span><text:span text:style-name="T4">1</text:span><text:span text:style-name="T2">]=-</text:span><text:span text:style-name="T4">1</text:span></text:p>
      <text:p text:style-name="P2"><text:soft-page-break/></text:p>
      <text:p text:style-name="P1"><text:span text:style-name="T2"><text:s text:c="4"/></text:span><text:span text:style-name="T3"># Bellugo el asteroide</text:span></text:p>
      <text:p text:style-name="P2"><text:s text:c="4"/>ballrect = ballrect.move(speed)</text:p>
      <text:p text:style-name="P2"><text:s text:c="3"/></text:p>
      <text:p text:style-name="P1"><text:span text:style-name="T2"><text:s text:c="4"/></text:span><text:span text:style-name="T1">if</text:span><text:span text:style-name="T2"> ballrect.left &lt; </text:span><text:span text:style-name="T4">0</text:span><text:span text:style-name="T2"> </text:span><text:span text:style-name="T1">or</text:span><text:span text:style-name="T2"> ballrect.right&gt;width:</text:span></text:p>
      <text:p text:style-name="P1"><text:span text:style-name="T2"><text:s text:c="8"/>speed[</text:span><text:span text:style-name="T4">0</text:span><text:span text:style-name="T2">] = - speed[</text:span><text:span text:style-name="T4">0</text:span><text:span text:style-name="T2">]</text:span></text:p>
      <text:p text:style-name="P1"><text:span text:style-name="T2"><text:s text:c="8"/>speed[</text:span><text:span text:style-name="T4">1</text:span><text:span text:style-name="T2">] = - speed[</text:span><text:span text:style-name="T4">1</text:span><text:span text:style-name="T2">] <text:s/></text:span></text:p>
      <text:p text:style-name="P2"/>
      <text:p text:style-name="P1"><text:span text:style-name="T2"><text:s text:c="4"/></text:span><text:span text:style-name="T1">if</text:span><text:span text:style-name="T2"> ballrect.top &lt;</text:span><text:span text:style-name="T4">0</text:span><text:span text:style-name="T2">:</text:span></text:p>
      <text:p text:style-name="P1"><text:span text:style-name="T2"><text:s text:c="8"/>speed[</text:span><text:span text:style-name="T4">1</text:span><text:span text:style-name="T2">] = </text:span><text:span text:style-name="T4">1</text:span></text:p>
      <text:p text:style-name="P2"/>
      <text:p text:style-name="P1"><text:span text:style-name="T2"><text:s text:c="4"/></text:span><text:span text:style-name="T1">if</text:span><text:span text:style-name="T2"> ballrect.bottom &gt;height:</text:span></text:p>
      <text:p text:style-name="P1"><text:span text:style-name="T2"><text:s text:c="8"/></text:span><text:span text:style-name="T3">#final programa</text:span></text:p>
      <text:p text:style-name="P1"><text:span text:style-name="T2"><text:s text:c="8"/></text:span><text:span text:style-name="T3">#aqui s'ha de posar una explosio o algo</text:span></text:p>
      <text:p text:style-name="P1"><text:span text:style-name="T2"><text:s text:c="8"/>run=</text:span><text:span text:style-name="T1">False</text:span></text:p>
      <text:p text:style-name="P2"><text:s text:c="7"/></text:p>
      <text:p text:style-name="P1"><text:span text:style-name="T2"><text:s text:c="4"/></text:span><text:span text:style-name="T3">#Pinto el fons de negre, dibuixo l’ asteroide i la nau</text:span></text:p>
      <text:p text:style-name="P2"><text:s text:c="4"/>screen.fill(black)</text:p>
      <text:p text:style-name="P2"><text:s text:c="4"/>screen.blit(ball, ballrect)</text:p>
      <text:p text:style-name="P2"><text:s text:c="4"/>screen.blit(nave,naverect)</text:p>
      <text:p text:style-name="P2"><text:s text:c="4"/>pygame.display.flip()</text:p>
      <text:p text:style-name="P7"># Surto de pygame</text:p>
      <text:p text:style-name="P2">pygame.quit()</text:p>
      <text:p text:style-name="P3"/>
      <text:p text:style-name="Standard"/>
      <text:p text:style-name="Standard">Tenim els 2 pngs al moodle</text:p>
      <text:p text:style-name="P4"/>
      <text:p text:style-name="P4">La tasca consisteix en: </text:p>
      <text:p text:style-name="Standard"/>
      <text:p text:style-name="Standard">Part 1 (fins a 5 punts)</text:p>
      <text:list xml:id="list4096748537" text:style-name="WWNum1">
        <text:list-item>
          <text:p text:style-name="P11">Modificar el codi perquè el moviment del asteroide funcioni amb un thread</text:p>
        </text:list-item>
        <text:list-item>
          <text:p text:style-name="P11">Afegir un segon asteroide (duplicar variables si cal)</text:p>
        </text:list-item>
      </text:list>
      <text:p text:style-name="P5"/>
      <text:p text:style-name="Standard">Part 2 (de 6 a 10 punts)</text:p>
      <text:p text:style-name="P10">Hi ha dues opcions:</text:p>
      <text:list xml:id="list3114221276" text:style-name="WWNum2">
        <text:list-item>
          <text:p text:style-name="P12">Afegir un thread (dimoni) que vagi posant música de fons, dos mp3, quan acabi un que comenci l’altre. <text:span text:style-name="T6">(<text:tab/>Per aquesta part podeu utilitzar pygame.mixer.music o una llibreria similar)</text:span></text:p>
        </text:list-item>
        <text:list-item>
          <text:p text:style-name="P12"><text:span text:style-name="T6">Afegir un thread que vagi fent passar </text:span><text:span text:style-name="T7">estrelles</text:span><text:span text:style-name="T6"> per darrera la nau, com si fos un fo</text:span><text:span text:style-name="T7">ns</text:span><text:span text:style-name="T6"> </text:span><text:span text:style-name="T7">estelar </text:span><text:span text:style-name="T6">que es va movent </text:span><text:span text:style-name="T8">a poc a poc</text:span><text:span text:style-name="T7"> <text:s/></text:span><text:span text:style-name="T8">(pot ser un dimoni o un temporitzat que es cridi a si mateix)</text:span></text:p>
          <text:p text:style-name="P12"/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9T12:44:50.167052063</dc:date>
    <meta:editing-duration>PT1H9M40S</meta:editing-duration>
    <meta:editing-cycles>3</meta:editing-cycles>
    <meta:document-statistic meta:table-count="0" meta:image-count="0" meta:object-count="0" meta:page-count="2" meta:paragraph-count="71" meta:word-count="309" meta:character-count="2151" meta:non-whitespace-character-count="1731"/>
  </office:meta>
</office:document-meta>
</file>